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="none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54.4mm" svg:y="132.74mm">
            <draw:object draw:notify-on-update-of-ranges="Sheet1.E32:Sheet1.E32 Sheet1.E33:Sheet1.E34 Sheet1.F33:Sheet1.F34 Sheet1.F33:Sheet1.F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2"/>
        <table:table-column table:style-name="co5" table:default-cell-style-name="ce2"/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3" table:number-columns-repeated="3" table:default-cell-style-name="Default"/>
        <table:table-column table:style-name="co3" table:number-columns-repeated="3" table:default-cell-style-name="ce2"/>
        <table:table-row table:style-name="ro1">
          <table:table-cell table:number-columns-repeated="3"/>
          <table:table-cell table:style-name="ce4"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ce4" table:number-columns-repeated="2"/>
          <table:table-cell table:style-name="Default"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TCP</text:p>
          </table:table-cell>
          <table:covered-table-cell table:number-columns-repeated="2"/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ce4"/>
          <table:table-cell table:style-name="ce1" office:value-type="string" calcext:value-type="string" table:number-columns-spanned="3" table:number-rows-spanned="1">
            <text:p>UDP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SERVER(TS)</text:p>
          </table:table-cell>
          <table:table-cell office:value-type="string" calcext:value-type="string">
            <text:p>CLIENT (TT)</text:p>
          </table:table-cell>
          <table:table-cell table:style-name="ce3" office:value-type="string" calcext:value-type="string">
            <text:p>TT – TS (ms)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ce4"/>
          <table:table-cell office:value-type="string" calcext:value-type="string">
            <text:p>SERVER(TS)(ms)</text:p>
          </table:table-cell>
          <table:table-cell office:value-type="string" calcext:value-type="string">
            <text:p>CLIENT (TT)(ms)</text:p>
          </table:table-cell>
          <table:table-cell table:style-name="ce3" office:value-type="string" calcext:value-type="string">
            <text:p>TT – TS (ms)</text:p>
          </table:table-cell>
          <table:table-cell table:number-columns-repeated="2"/>
          <table:table-cell table:formula="of:=0.001046*1000" office:value-type="float" office:value="1.046" calcext:value-type="float">
            <text:p>1,046</text:p>
          </table:table-cell>
          <table:table-cell table:formula="of:=0.004409*1000" office:value-type="float" office:value="4.409" calcext:value-type="float">
            <text:p>4,409</text:p>
          </table:table-cell>
          <table:table-cell table:formula="of:=[.K4]-[.J4]" office:value-type="float" office:value="3.363" calcext:value-type="float">
            <text:p>3,363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ce4"/>
          <table:table-cell table:formula="of:=0.029079*1000" office:value-type="float" office:value="29.079" calcext:value-type="float">
            <text:p>29,079</text:p>
          </table:table-cell>
          <table:table-cell table:formula="of:=0.033253*1000" office:value-type="float" office:value="33.253" calcext:value-type="float">
            <text:p>33,253</text:p>
          </table:table-cell>
          <table:table-cell table:formula="of:=[.F5]-[.E5]" office:value-type="float" office:value="4.174" calcext:value-type="float">
            <text:p>4,174</text:p>
          </table:table-cell>
          <table:table-cell table:number-columns-repeated="2"/>
          <table:table-cell table:formula="of:=0.000512*1000" office:value-type="float" office:value="0.512" calcext:value-type="float">
            <text:p>0,512</text:p>
          </table:table-cell>
          <table:table-cell table:formula="of:=0.003346*1000" office:value-type="float" office:value="3.346" calcext:value-type="float">
            <text:p>3,346</text:p>
          </table:table-cell>
          <table:table-cell table:formula="of:=[.K5]-[.J5]" office:value-type="float" office:value="2.834" calcext:value-type="float">
            <text:p>2,834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ce4"/>
          <table:table-cell table:formula="of:=0.001559*1000" office:value-type="float" office:value="1.559" calcext:value-type="float">
            <text:p>1,559</text:p>
          </table:table-cell>
          <table:table-cell table:formula="of:=0.007408*1000" office:value-type="float" office:value="7.408" calcext:value-type="float">
            <text:p>7,408</text:p>
          </table:table-cell>
          <table:table-cell table:formula="of:=[.F6]-[.E6]" office:value-type="float" office:value="5.849" calcext:value-type="float">
            <text:p>5,849</text:p>
          </table:table-cell>
          <table:table-cell table:number-columns-repeated="2"/>
          <table:table-cell table:formula="of:=0.000693*1000" office:value-type="float" office:value="0.693" calcext:value-type="float">
            <text:p>0,693</text:p>
          </table:table-cell>
          <table:table-cell table:formula="of:=0.003565*1000" office:value-type="float" office:value="3.565" calcext:value-type="float">
            <text:p>3,565</text:p>
          </table:table-cell>
          <table:table-cell table:formula="of:=[.K6]-[.J6]" office:value-type="float" office:value="2.872" calcext:value-type="float">
            <text:p>2,872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ce4"/>
          <table:table-cell table:formula="of:=0.000779*1000" office:value-type="float" office:value="0.779" calcext:value-type="float">
            <text:p>0,779</text:p>
          </table:table-cell>
          <table:table-cell table:formula="of:=0.006488*1000" office:value-type="float" office:value="6.488" calcext:value-type="float">
            <text:p>6,488</text:p>
          </table:table-cell>
          <table:table-cell table:formula="of:=[.F7]-[.E7]" office:value-type="float" office:value="5.709" calcext:value-type="float">
            <text:p>5,709</text:p>
          </table:table-cell>
          <table:table-cell table:number-columns-repeated="2"/>
          <table:table-cell table:formula="of:=0.000634*1000" office:value-type="float" office:value="0.634" calcext:value-type="float">
            <text:p>0,634</text:p>
          </table:table-cell>
          <table:table-cell table:formula="of:=0.003433*1000" office:value-type="float" office:value="3.433" calcext:value-type="float">
            <text:p>3,433</text:p>
          </table:table-cell>
          <table:table-cell table:formula="of:=[.K7]-[.J7]" office:value-type="float" office:value="2.799" calcext:value-type="float">
            <text:p>2,799</text:p>
          </table:table-cell>
          <table:table-cell table:number-columns-repeated="3"/>
          <table:table-cell table:style-name="ce1" office:value-type="string" calcext:value-type="string" table:number-columns-spanned="3" table:number-rows-spanned="1">
            <text:p>TCP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table:style-name="ce4"/>
          <table:table-cell table:formula="of:=0.000803*1000" office:value-type="float" office:value="0.803" calcext:value-type="float">
            <text:p>0,803</text:p>
          </table:table-cell>
          <table:table-cell table:formula="of:=0.006699*1000" office:value-type="float" office:value="6.699" calcext:value-type="float">
            <text:p>6,699</text:p>
          </table:table-cell>
          <table:table-cell table:formula="of:=[.F8]-[.E8]" office:value-type="float" office:value="5.896" calcext:value-type="float">
            <text:p>5,896</text:p>
          </table:table-cell>
          <table:table-cell table:number-columns-repeated="2"/>
          <table:table-cell table:formula="of:=0.000616*1000" office:value-type="float" office:value="0.616" calcext:value-type="float">
            <text:p>0,616</text:p>
          </table:table-cell>
          <table:table-cell table:formula="of:=0.003826*1000" office:value-type="float" office:value="3.826" calcext:value-type="float">
            <text:p>3,826</text:p>
          </table:table-cell>
          <table:table-cell table:formula="of:=[.K8]-[.J8]" office:value-type="float" office:value="3.21" calcext:value-type="float">
            <text:p>3,21</text:p>
          </table:table-cell>
          <table:table-cell table:number-columns-repeated="3"/>
          <table:table-cell office:value-type="string" calcext:value-type="string">
            <text:p>SERVER(TS)</text:p>
          </table:table-cell>
          <table:table-cell office:value-type="string" calcext:value-type="string">
            <text:p>CLIENT (TT)</text:p>
          </table:table-cell>
          <table:table-cell table:style-name="ce3" office:value-type="string" calcext:value-type="string">
            <text:p>TT – TS (ms)</text:p>
          </table:table-cell>
        </table:table-row>
        <table:table-row table:style-name="ro1">
          <table:table-cell table:number-columns-repeated="3"/>
          <table:table-cell table:style-name="ce4"/>
          <table:table-cell table:formula="of:=0.000782*1000" office:value-type="float" office:value="0.782" calcext:value-type="float">
            <text:p>0,782</text:p>
          </table:table-cell>
          <table:table-cell table:formula="of:=0.006371*1000" office:value-type="float" office:value="6.371" calcext:value-type="float">
            <text:p>6,371</text:p>
          </table:table-cell>
          <table:table-cell table:formula="of:=[.F9]-[.E9]" office:value-type="float" office:value="5.589" calcext:value-type="float">
            <text:p>5,589</text:p>
          </table:table-cell>
          <table:table-cell table:number-columns-repeated="2"/>
          <table:table-cell table:formula="of:=0.000604*1000" office:value-type="float" office:value="0.604" calcext:value-type="float">
            <text:p>0,604</text:p>
          </table:table-cell>
          <table:table-cell table:formula="of:=0.003731*1000" office:value-type="float" office:value="3.731" calcext:value-type="float">
            <text:p>3,731</text:p>
          </table:table-cell>
          <table:table-cell table:formula="of:=[.K9]-[.J9]" office:value-type="float" office:value="3.127" calcext:value-type="float">
            <text:p>3,127</text:p>
          </table:table-cell>
          <table:table-cell table:number-columns-repeated="3"/>
          <table:table-cell table:formula="of:=0.001046*1000" office:value-type="float" office:value="1.046" calcext:value-type="float">
            <text:p>1,046</text:p>
          </table:table-cell>
          <table:table-cell table:formula="of:=0.004409*1000" office:value-type="float" office:value="4.409" calcext:value-type="float">
            <text:p>4,409</text:p>
          </table:table-cell>
          <table:table-cell table:formula="of:=[.Q9]-[.P9]" office:value-type="float" office:value="3.363" calcext:value-type="float">
            <text:p>3,363</text:p>
          </table:table-cell>
        </table:table-row>
        <table:table-row table:style-name="ro1">
          <table:table-cell table:number-columns-repeated="3"/>
          <table:table-cell table:style-name="ce4"/>
          <table:table-cell table:formula="of:=0.001415*1000" office:value-type="float" office:value="1.415" calcext:value-type="float">
            <text:p>1,415</text:p>
          </table:table-cell>
          <table:table-cell table:formula="of:=0.007056*1000" office:value-type="float" office:value="7.056" calcext:value-type="float">
            <text:p>7,056</text:p>
          </table:table-cell>
          <table:table-cell table:formula="of:=[.F10]-[.E10]" office:value-type="float" office:value="5.641" calcext:value-type="float">
            <text:p>5,641</text:p>
          </table:table-cell>
          <table:table-cell table:number-columns-repeated="2"/>
          <table:table-cell table:formula="of:=0.000638*1000" office:value-type="float" office:value="0.638" calcext:value-type="float">
            <text:p>0,638</text:p>
          </table:table-cell>
          <table:table-cell table:formula="of:=0.003372*1000" office:value-type="float" office:value="3.372" calcext:value-type="float">
            <text:p>3,372</text:p>
          </table:table-cell>
          <table:table-cell table:formula="of:=[.K10]-[.J10]" office:value-type="float" office:value="2.734" calcext:value-type="float">
            <text:p>2,734</text:p>
          </table:table-cell>
          <table:table-cell table:number-columns-repeated="3"/>
          <table:table-cell table:formula="of:=0.000512*1000" office:value-type="float" office:value="0.512" calcext:value-type="float">
            <text:p>0,512</text:p>
          </table:table-cell>
          <table:table-cell table:formula="of:=0.003346*1000" office:value-type="float" office:value="3.346" calcext:value-type="float">
            <text:p>3,346</text:p>
          </table:table-cell>
          <table:table-cell table:formula="of:=[.Q10]-[.P10]" office:value-type="float" office:value="2.834" calcext:value-type="float">
            <text:p>2,834</text:p>
          </table:table-cell>
        </table:table-row>
        <table:table-row table:style-name="ro1">
          <table:table-cell table:number-columns-repeated="4"/>
          <table:table-cell table:formula="of:=0.000779*1000" office:value-type="float" office:value="0.779" calcext:value-type="float">
            <text:p>0,779</text:p>
          </table:table-cell>
          <table:table-cell table:formula="of:=0.0067*1000" office:value-type="float" office:value="6.7" calcext:value-type="float">
            <text:p>6,7</text:p>
          </table:table-cell>
          <table:table-cell table:formula="of:=[.F11]-[.E11]" office:value-type="float" office:value="5.921" calcext:value-type="float">
            <text:p>5,921</text:p>
          </table:table-cell>
          <table:table-cell table:number-columns-repeated="2"/>
          <table:table-cell table:formula="of:=0.000523*1000" office:value-type="float" office:value="0.523" calcext:value-type="float">
            <text:p>0,523</text:p>
          </table:table-cell>
          <table:table-cell table:formula="of:=0.003537*1000" office:value-type="float" office:value="3.537" calcext:value-type="float">
            <text:p>3,537</text:p>
          </table:table-cell>
          <table:table-cell table:formula="of:=[.K11]-[.J11]" office:value-type="float" office:value="3.014" calcext:value-type="float">
            <text:p>3,014</text:p>
          </table:table-cell>
          <table:table-cell table:number-columns-repeated="3"/>
          <table:table-cell table:formula="of:=0.000693*1000" office:value-type="float" office:value="0.693" calcext:value-type="float">
            <text:p>0,693</text:p>
          </table:table-cell>
          <table:table-cell table:formula="of:=0.003565*1000" office:value-type="float" office:value="3.565" calcext:value-type="float">
            <text:p>3,565</text:p>
          </table:table-cell>
          <table:table-cell table:formula="of:=[.Q11]-[.P11]" office:value-type="float" office:value="2.872" calcext:value-type="float">
            <text:p>2,872</text:p>
          </table:table-cell>
        </table:table-row>
        <table:table-row table:style-name="ro1">
          <table:table-cell table:number-columns-repeated="4"/>
          <table:table-cell table:formula="of:=0.00086*1000" office:value-type="float" office:value="0.86" calcext:value-type="float">
            <text:p>0,86</text:p>
          </table:table-cell>
          <table:table-cell table:formula="of:=0.006613*1000" office:value-type="float" office:value="6.613" calcext:value-type="float">
            <text:p>6,613</text:p>
          </table:table-cell>
          <table:table-cell table:formula="of:=[.F12]-[.E12]" office:value-type="float" office:value="5.753" calcext:value-type="float">
            <text:p>5,753</text:p>
          </table:table-cell>
          <table:table-cell table:number-columns-repeated="2"/>
          <table:table-cell table:formula="of:=0.00096*1000" office:value-type="float" office:value="0.96" calcext:value-type="float">
            <text:p>0,96</text:p>
          </table:table-cell>
          <table:table-cell table:formula="of:=0.003737*1000" office:value-type="float" office:value="3.737" calcext:value-type="float">
            <text:p>3,737</text:p>
          </table:table-cell>
          <table:table-cell table:formula="of:=[.K12]-[.J12]" office:value-type="float" office:value="2.777" calcext:value-type="float">
            <text:p>2,777</text:p>
          </table:table-cell>
          <table:table-cell table:number-columns-repeated="3"/>
          <table:table-cell table:formula="of:=0.000634*1000" office:value-type="float" office:value="0.634" calcext:value-type="float">
            <text:p>0,634</text:p>
          </table:table-cell>
          <table:table-cell table:formula="of:=0.003433*1000" office:value-type="float" office:value="3.433" calcext:value-type="float">
            <text:p>3,433</text:p>
          </table:table-cell>
          <table:table-cell table:formula="of:=[.Q12]-[.P12]" office:value-type="float" office:value="2.799" calcext:value-type="float">
            <text:p>2,799</text:p>
          </table:table-cell>
        </table:table-row>
        <table:table-row table:style-name="ro1">
          <table:table-cell table:number-columns-repeated="4"/>
          <table:table-cell table:formula="of:=0.000603*1000" office:value-type="float" office:value="0.603" calcext:value-type="float">
            <text:p>0,603</text:p>
          </table:table-cell>
          <table:table-cell table:formula="of:=0.006389*1000" office:value-type="float" office:value="6.389" calcext:value-type="float">
            <text:p>6,389</text:p>
          </table:table-cell>
          <table:table-cell table:formula="of:=[.F13]-[.E13]" office:value-type="float" office:value="5.786" calcext:value-type="float">
            <text:p>5,786</text:p>
          </table:table-cell>
          <table:table-cell table:number-columns-repeated="2"/>
          <table:table-cell table:formula="of:=0.000681*1000" office:value-type="float" office:value="0.681" calcext:value-type="float">
            <text:p>0,681</text:p>
          </table:table-cell>
          <table:table-cell office:value-type="float" office:value="3.524" calcext:value-type="float">
            <text:p>3,524</text:p>
          </table:table-cell>
          <table:table-cell table:formula="of:=[.K13]-[.J13]" office:value-type="float" office:value="2.843" calcext:value-type="float">
            <text:p>2,843</text:p>
          </table:table-cell>
          <table:table-cell table:number-columns-repeated="3"/>
          <table:table-cell table:formula="of:=0.000616*1000" office:value-type="float" office:value="0.616" calcext:value-type="float">
            <text:p>0,616</text:p>
          </table:table-cell>
          <table:table-cell table:formula="of:=0.003826*1000" office:value-type="float" office:value="3.826" calcext:value-type="float">
            <text:p>3,826</text:p>
          </table:table-cell>
          <table:table-cell table:formula="of:=[.Q13]-[.P13]" office:value-type="float" office:value="3.21" calcext:value-type="float">
            <text:p>3,21</text:p>
          </table:table-cell>
        </table:table-row>
        <table:table-row table:style-name="ro1">
          <table:table-cell table:number-columns-repeated="4"/>
          <table:table-cell table:formula="of:=0.001424*1000" office:value-type="float" office:value="1.424" calcext:value-type="float">
            <text:p>1,424</text:p>
          </table:table-cell>
          <table:table-cell table:formula="of:=0.007251*1000" office:value-type="float" office:value="7.251" calcext:value-type="float">
            <text:p>7,251</text:p>
          </table:table-cell>
          <table:table-cell table:formula="of:=[.F14]-[.E14]" office:value-type="float" office:value="5.827" calcext:value-type="float">
            <text:p>5,827</text:p>
          </table:table-cell>
          <table:table-cell table:number-columns-repeated="2"/>
          <table:table-cell table:formula="of:=0.000465*1000" office:value-type="float" office:value="0.465" calcext:value-type="float">
            <text:p>0,465</text:p>
          </table:table-cell>
          <table:table-cell table:formula="of:=0.003582*1000" office:value-type="float" office:value="3.582" calcext:value-type="float">
            <text:p>3,582</text:p>
          </table:table-cell>
          <table:table-cell table:formula="of:=[.K14]-[.J14]" office:value-type="float" office:value="3.117" calcext:value-type="float">
            <text:p>3,117</text:p>
          </table:table-cell>
          <table:table-cell table:number-columns-repeated="3"/>
          <table:table-cell table:formula="of:=0.000604*1000" office:value-type="float" office:value="0.604" calcext:value-type="float">
            <text:p>0,604</text:p>
          </table:table-cell>
          <table:table-cell table:formula="of:=0.003731*1000" office:value-type="float" office:value="3.731" calcext:value-type="float">
            <text:p>3,731</text:p>
          </table:table-cell>
          <table:table-cell table:formula="of:=[.Q14]-[.P14]" office:value-type="float" office:value="3.127" calcext:value-type="float">
            <text:p>3,127</text:p>
          </table:table-cell>
        </table:table-row>
        <table:table-row table:style-name="ro1">
          <table:table-cell table:number-columns-repeated="4"/>
          <table:table-cell table:formula="of:=0.000699*1000" office:value-type="float" office:value="0.699" calcext:value-type="float">
            <text:p>0,699</text:p>
          </table:table-cell>
          <table:table-cell table:formula="of:=0.006332*1000" office:value-type="float" office:value="6.332" calcext:value-type="float">
            <text:p>6,332</text:p>
          </table:table-cell>
          <table:table-cell table:formula="of:=[.F15]-[.E15]" office:value-type="float" office:value="5.633" calcext:value-type="float">
            <text:p>5,633</text:p>
          </table:table-cell>
          <table:table-cell table:number-columns-repeated="2"/>
          <table:table-cell table:formula="of:=0.000603*1000" office:value-type="float" office:value="0.603" calcext:value-type="float">
            <text:p>0,603</text:p>
          </table:table-cell>
          <table:table-cell table:formula="of:=0.003574*1000" office:value-type="float" office:value="3.574" calcext:value-type="float">
            <text:p>3,574</text:p>
          </table:table-cell>
          <table:table-cell table:formula="of:=[.K15]-[.J15]" office:value-type="float" office:value="2.971" calcext:value-type="float">
            <text:p>2,971</text:p>
          </table:table-cell>
          <table:table-cell table:number-columns-repeated="3"/>
          <table:table-cell table:formula="of:=0.000638*1000" office:value-type="float" office:value="0.638" calcext:value-type="float">
            <text:p>0,638</text:p>
          </table:table-cell>
          <table:table-cell table:formula="of:=0.003372*1000" office:value-type="float" office:value="3.372" calcext:value-type="float">
            <text:p>3,372</text:p>
          </table:table-cell>
          <table:table-cell table:formula="of:=[.Q15]-[.P15]" office:value-type="float" office:value="2.734" calcext:value-type="float">
            <text:p>2,734</text:p>
          </table:table-cell>
        </table:table-row>
        <table:table-row table:style-name="ro1">
          <table:table-cell table:number-columns-repeated="4"/>
          <table:table-cell table:formula="of:=0.00089*1000" office:value-type="float" office:value="0.89" calcext:value-type="float">
            <text:p>0,89</text:p>
          </table:table-cell>
          <table:table-cell table:formula="of:=0.006559*1000" office:value-type="float" office:value="6.559" calcext:value-type="float">
            <text:p>6,559</text:p>
          </table:table-cell>
          <table:table-cell table:formula="of:=[.F16]-[.E16]" office:value-type="float" office:value="5.669" calcext:value-type="float">
            <text:p>5,669</text:p>
          </table:table-cell>
          <table:table-cell table:number-columns-repeated="2"/>
          <table:table-cell table:formula="of:=0.000487*1000" office:value-type="float" office:value="0.487" calcext:value-type="float">
            <text:p>0,487</text:p>
          </table:table-cell>
          <table:table-cell office:value-type="float" office:value="3.846" calcext:value-type="float">
            <text:p>3,846</text:p>
          </table:table-cell>
          <table:table-cell table:formula="of:=[.K16]-[.J16]" office:value-type="float" office:value="3.359" calcext:value-type="float">
            <text:p>3,359</text:p>
          </table:table-cell>
          <table:table-cell table:number-columns-repeated="3"/>
          <table:table-cell table:formula="of:=0.000523*1000" office:value-type="float" office:value="0.523" calcext:value-type="float">
            <text:p>0,523</text:p>
          </table:table-cell>
          <table:table-cell table:formula="of:=0.003537*1000" office:value-type="float" office:value="3.537" calcext:value-type="float">
            <text:p>3,537</text:p>
          </table:table-cell>
          <table:table-cell table:formula="of:=[.Q16]-[.P16]" office:value-type="float" office:value="3.014" calcext:value-type="float">
            <text:p>3,014</text:p>
          </table:table-cell>
        </table:table-row>
        <table:table-row table:style-name="ro1">
          <table:table-cell table:number-columns-repeated="4"/>
          <table:table-cell table:formula="of:=0.001002*1000" office:value-type="float" office:value="1.002" calcext:value-type="float">
            <text:p>1,002</text:p>
          </table:table-cell>
          <table:table-cell table:formula="of:=0.006731*1000" office:value-type="float" office:value="6.731" calcext:value-type="float">
            <text:p>6,731</text:p>
          </table:table-cell>
          <table:table-cell table:formula="of:=[.F17]-[.E17]" office:value-type="float" office:value="5.729" calcext:value-type="float">
            <text:p>5,729</text:p>
          </table:table-cell>
          <table:table-cell table:number-columns-repeated="2"/>
          <table:table-cell table:formula="of:=0.000604*1000" office:value-type="float" office:value="0.604" calcext:value-type="float">
            <text:p>0,604</text:p>
          </table:table-cell>
          <table:table-cell table:formula="of:=0.003797*1000" office:value-type="float" office:value="3.797" calcext:value-type="float">
            <text:p>3,797</text:p>
          </table:table-cell>
          <table:table-cell table:formula="of:=[.K17]-[.J17]" office:value-type="float" office:value="3.193" calcext:value-type="float">
            <text:p>3,193</text:p>
          </table:table-cell>
          <table:table-cell table:number-columns-repeated="3"/>
          <table:table-cell table:formula="of:=0.00096*1000" office:value-type="float" office:value="0.96" calcext:value-type="float">
            <text:p>0,96</text:p>
          </table:table-cell>
          <table:table-cell table:formula="of:=0.003737*1000" office:value-type="float" office:value="3.737" calcext:value-type="float">
            <text:p>3,737</text:p>
          </table:table-cell>
          <table:table-cell table:formula="of:=[.Q17]-[.P17]" office:value-type="float" office:value="2.777" calcext:value-type="float">
            <text:p>2,777</text:p>
          </table:table-cell>
        </table:table-row>
        <table:table-row table:style-name="ro1">
          <table:table-cell table:number-columns-repeated="4"/>
          <table:table-cell table:formula="of:=0.001401*1000" office:value-type="float" office:value="1.401" calcext:value-type="float">
            <text:p>1,401</text:p>
          </table:table-cell>
          <table:table-cell table:formula="of:=0.007212*1000" office:value-type="float" office:value="7.212" calcext:value-type="float">
            <text:p>7,212</text:p>
          </table:table-cell>
          <table:table-cell table:formula="of:=[.F18]-[.E18]" office:value-type="float" office:value="5.811" calcext:value-type="float">
            <text:p>5,811</text:p>
          </table:table-cell>
          <table:table-cell table:number-columns-repeated="2"/>
          <table:table-cell table:formula="of:=0.000622*1000" office:value-type="float" office:value="0.622" calcext:value-type="float">
            <text:p>0,622</text:p>
          </table:table-cell>
          <table:table-cell table:formula="of:=0.003512*1000" office:value-type="float" office:value="3.512" calcext:value-type="float">
            <text:p>3,512</text:p>
          </table:table-cell>
          <table:table-cell table:formula="of:=[.K18]-[.J18]" office:value-type="float" office:value="2.89" calcext:value-type="float">
            <text:p>2,89</text:p>
          </table:table-cell>
          <table:table-cell table:number-columns-repeated="3"/>
          <table:table-cell table:formula="of:=0.000681*1000" office:value-type="float" office:value="0.681" calcext:value-type="float">
            <text:p>0,681</text:p>
          </table:table-cell>
          <table:table-cell office:value-type="float" office:value="3.524" calcext:value-type="float">
            <text:p>3,524</text:p>
          </table:table-cell>
          <table:table-cell table:formula="of:=[.Q18]-[.P18]" office:value-type="float" office:value="2.843" calcext:value-type="float">
            <text:p>2,843</text:p>
          </table:table-cell>
        </table:table-row>
        <table:table-row table:style-name="ro1">
          <table:table-cell table:number-columns-repeated="4"/>
          <table:table-cell table:formula="of:=0.000801*1000" office:value-type="float" office:value="0.801" calcext:value-type="float">
            <text:p>0,801</text:p>
          </table:table-cell>
          <table:table-cell table:formula="of:=0.00664*1000" office:value-type="float" office:value="6.64" calcext:value-type="float">
            <text:p>6,64</text:p>
          </table:table-cell>
          <table:table-cell table:formula="of:=[.F19]-[.E19]" office:value-type="float" office:value="5.839" calcext:value-type="float">
            <text:p>5,839</text:p>
          </table:table-cell>
          <table:table-cell table:number-columns-repeated="2"/>
          <table:table-cell table:formula="of:=0.000604*1000" office:value-type="float" office:value="0.604" calcext:value-type="float">
            <text:p>0,604</text:p>
          </table:table-cell>
          <table:table-cell table:formula="of:=0.003481*1000" office:value-type="float" office:value="3.481" calcext:value-type="float">
            <text:p>3,481</text:p>
          </table:table-cell>
          <table:table-cell table:formula="of:=[.K19]-[.J19]" office:value-type="float" office:value="2.877" calcext:value-type="float">
            <text:p>2,877</text:p>
          </table:table-cell>
          <table:table-cell table:number-columns-repeated="3"/>
          <table:table-cell table:formula="of:=0.000465*1000" office:value-type="float" office:value="0.465" calcext:value-type="float">
            <text:p>0,465</text:p>
          </table:table-cell>
          <table:table-cell table:formula="of:=0.003582*1000" office:value-type="float" office:value="3.582" calcext:value-type="float">
            <text:p>3,582</text:p>
          </table:table-cell>
          <table:table-cell table:formula="of:=[.Q19]-[.P19]" office:value-type="float" office:value="3.117" calcext:value-type="float">
            <text:p>3,117</text:p>
          </table:table-cell>
        </table:table-row>
        <table:table-row table:style-name="ro1">
          <table:table-cell table:number-columns-repeated="4"/>
          <table:table-cell table:formula="of:=0.000796*1000" office:value-type="float" office:value="0.796" calcext:value-type="float">
            <text:p>0,796</text:p>
          </table:table-cell>
          <table:table-cell table:formula="of:=0.006578*1000" office:value-type="float" office:value="6.578" calcext:value-type="float">
            <text:p>6,578</text:p>
          </table:table-cell>
          <table:table-cell table:formula="of:=[.F20]-[.E20]" office:value-type="float" office:value="5.782" calcext:value-type="float">
            <text:p>5,782</text:p>
          </table:table-cell>
          <table:table-cell table:number-columns-repeated="2"/>
          <table:table-cell table:formula="of:=0.000567*1000" office:value-type="float" office:value="0.567" calcext:value-type="float">
            <text:p>0,567</text:p>
          </table:table-cell>
          <table:table-cell table:formula="of:=0.003487*1000" office:value-type="float" office:value="3.487" calcext:value-type="float">
            <text:p>3,487</text:p>
          </table:table-cell>
          <table:table-cell table:formula="of:=[.K20]-[.J20]" office:value-type="float" office:value="2.92" calcext:value-type="float">
            <text:p>2,92</text:p>
          </table:table-cell>
          <table:table-cell table:number-columns-repeated="3"/>
          <table:table-cell table:formula="of:=0.000603*1000" office:value-type="float" office:value="0.603" calcext:value-type="float">
            <text:p>0,603</text:p>
          </table:table-cell>
          <table:table-cell table:formula="of:=0.003574*1000" office:value-type="float" office:value="3.574" calcext:value-type="float">
            <text:p>3,574</text:p>
          </table:table-cell>
          <table:table-cell table:formula="of:=[.Q20]-[.P20]" office:value-type="float" office:value="2.971" calcext:value-type="float">
            <text:p>2,971</text:p>
          </table:table-cell>
        </table:table-row>
        <table:table-row table:style-name="ro1">
          <table:table-cell table:number-columns-repeated="4"/>
          <table:table-cell table:formula="of:=0.000894*1000" office:value-type="float" office:value="0.894" calcext:value-type="float">
            <text:p>0,894</text:p>
          </table:table-cell>
          <table:table-cell table:formula="of:=0.0067*1000" office:value-type="float" office:value="6.7" calcext:value-type="float">
            <text:p>6,7</text:p>
          </table:table-cell>
          <table:table-cell table:formula="of:=[.F21]-[.E21]" office:value-type="float" office:value="5.806" calcext:value-type="float">
            <text:p>5,806</text:p>
          </table:table-cell>
          <table:table-cell table:number-columns-repeated="2"/>
          <table:table-cell table:formula="of:=0.00102*1000" office:value-type="float" office:value="1.02" calcext:value-type="float">
            <text:p>1,02</text:p>
          </table:table-cell>
          <table:table-cell table:formula="of:=0.003711*1000" office:value-type="float" office:value="3.711" calcext:value-type="float">
            <text:p>3,711</text:p>
          </table:table-cell>
          <table:table-cell table:formula="of:=[.K21]-[.J21]" office:value-type="float" office:value="2.691" calcext:value-type="float">
            <text:p>2,691</text:p>
          </table:table-cell>
          <table:table-cell table:number-columns-repeated="3"/>
          <table:table-cell table:formula="of:=0.000487*1000" office:value-type="float" office:value="0.487" calcext:value-type="float">
            <text:p>0,487</text:p>
          </table:table-cell>
          <table:table-cell office:value-type="float" office:value="3.846" calcext:value-type="float">
            <text:p>3,846</text:p>
          </table:table-cell>
          <table:table-cell table:formula="of:=[.Q21]-[.P21]" office:value-type="float" office:value="3.359" calcext:value-type="float">
            <text:p>3,359</text:p>
          </table:table-cell>
        </table:table-row>
        <table:table-row table:style-name="ro1">
          <table:table-cell table:number-columns-repeated="4"/>
          <table:table-cell table:formula="of:=0.000892*1000" office:value-type="float" office:value="0.892" calcext:value-type="float">
            <text:p>0,892</text:p>
          </table:table-cell>
          <table:table-cell table:formula="of:=0.00674*1000" office:value-type="float" office:value="6.74" calcext:value-type="float">
            <text:p>6,74</text:p>
          </table:table-cell>
          <table:table-cell table:formula="of:=[.F22]-[.E22]" office:value-type="float" office:value="5.848" calcext:value-type="float">
            <text:p>5,848</text:p>
          </table:table-cell>
          <table:table-cell table:number-columns-repeated="2"/>
          <table:table-cell table:formula="of:=0.000615*1000" office:value-type="float" office:value="0.615" calcext:value-type="float">
            <text:p>0,615</text:p>
          </table:table-cell>
          <table:table-cell table:formula="of:=0.00355*1000" office:value-type="float" office:value="3.55" calcext:value-type="float">
            <text:p>3,55</text:p>
          </table:table-cell>
          <table:table-cell table:formula="of:=[.K22]-[.J22]" office:value-type="float" office:value="2.935" calcext:value-type="float">
            <text:p>2,935</text:p>
          </table:table-cell>
          <table:table-cell table:number-columns-repeated="3"/>
          <table:table-cell table:formula="of:=0.000604*1000" office:value-type="float" office:value="0.604" calcext:value-type="float">
            <text:p>0,604</text:p>
          </table:table-cell>
          <table:table-cell table:formula="of:=0.003797*1000" office:value-type="float" office:value="3.797" calcext:value-type="float">
            <text:p>3,797</text:p>
          </table:table-cell>
          <table:table-cell table:formula="of:=[.Q22]-[.P22]" office:value-type="float" office:value="3.193" calcext:value-type="float">
            <text:p>3,193</text:p>
          </table:table-cell>
        </table:table-row>
        <table:table-row table:style-name="ro1">
          <table:table-cell table:number-columns-repeated="4"/>
          <table:table-cell table:formula="of:=0.001437*1000" office:value-type="float" office:value="1.437" calcext:value-type="float">
            <text:p>1,437</text:p>
          </table:table-cell>
          <table:table-cell table:formula="of:=0.007226*1000" office:value-type="float" office:value="7.226" calcext:value-type="float">
            <text:p>7,226</text:p>
          </table:table-cell>
          <table:table-cell table:formula="of:=[.F23]-[.E23]" office:value-type="float" office:value="5.789" calcext:value-type="float">
            <text:p>5,789</text:p>
          </table:table-cell>
          <table:table-cell table:number-columns-repeated="2"/>
          <table:table-cell table:formula="of:=0.000578*1000" office:value-type="float" office:value="0.578" calcext:value-type="float">
            <text:p>0,578</text:p>
          </table:table-cell>
          <table:table-cell table:formula="of:=0.003327*1000" office:value-type="float" office:value="3.327" calcext:value-type="float">
            <text:p>3,327</text:p>
          </table:table-cell>
          <table:table-cell table:formula="of:=[.K23]-[.J23]" office:value-type="float" office:value="2.749" calcext:value-type="float">
            <text:p>2,749</text:p>
          </table:table-cell>
          <table:table-cell table:number-columns-repeated="3"/>
          <table:table-cell table:formula="of:=0.000622*1000" office:value-type="float" office:value="0.622" calcext:value-type="float">
            <text:p>0,622</text:p>
          </table:table-cell>
          <table:table-cell table:formula="of:=0.003512*1000" office:value-type="float" office:value="3.512" calcext:value-type="float">
            <text:p>3,512</text:p>
          </table:table-cell>
          <table:table-cell table:formula="of:=[.Q23]-[.P23]" office:value-type="float" office:value="2.89" calcext:value-type="float">
            <text:p>2,89</text:p>
          </table:table-cell>
        </table:table-row>
        <table:table-row table:style-name="ro1">
          <table:table-cell table:number-columns-repeated="4"/>
          <table:table-cell table:formula="of:=0.00061*1000" office:value-type="float" office:value="0.61" calcext:value-type="float">
            <text:p>0,61</text:p>
          </table:table-cell>
          <table:table-cell table:formula="of:=0.006379*1000" office:value-type="float" office:value="6.379" calcext:value-type="float">
            <text:p>6,379</text:p>
          </table:table-cell>
          <table:table-cell table:formula="of:=[.F24]-[.E24]" office:value-type="float" office:value="5.769" calcext:value-type="float">
            <text:p>5,769</text:p>
          </table:table-cell>
          <table:table-cell table:number-columns-repeated="2"/>
          <table:table-cell table:style-name="Default"/>
          <table:table-cell office:value-type="string" calcext:value-type="string">
            <text:p>Média</text:p>
          </table:table-cell>
          <table:table-cell table:formula="of:=SUM([.L4:.L23])/20" office:value-type="float" office:value="2.96375" calcext:value-type="float">
            <text:p>2,96375</text:p>
          </table:table-cell>
          <table:table-cell table:number-columns-repeated="3"/>
          <table:table-cell table:formula="of:=0.000604*1000" office:value-type="float" office:value="0.604" calcext:value-type="float">
            <text:p>0,604</text:p>
          </table:table-cell>
          <table:table-cell table:formula="of:=0.003481*1000" office:value-type="float" office:value="3.481" calcext:value-type="float">
            <text:p>3,481</text:p>
          </table:table-cell>
          <table:table-cell table:formula="of:=[.Q24]-[.P24]" office:value-type="float" office:value="2.877" calcext:value-type="float">
            <text:p>2,877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Média</text:p>
          </table:table-cell>
          <table:table-cell table:formula="of:=SUM([.G5:.G24])/20" office:value-type="float" office:value="5.691" calcext:value-type="float">
            <text:p>5,691</text:p>
          </table:table-cell>
          <table:table-cell table:number-columns-repeated="2"/>
          <table:table-cell table:style-name="Default"/>
          <table:table-cell office:value-type="string" calcext:value-type="string">
            <text:p>Desvio padrão</text:p>
          </table:table-cell>
          <table:table-cell table:formula="of:= ((([.L4]-[.L24])^2 + ([.L5]-[.L24])^2 + ([.L6]-[.L24])^2 + ([.L7]-[.L24])^2 + ([.L8]-[.L24])^2 + ([.L9]-[.L24])^2 + ([.L10]-[.L24])^2 + ([.L11]-[.L24])^2 + ([.L12]-[.L24])^2 + ([.L13]-[.L24])^2 + ([.L14]-[.L24])^2 + ([.L15]-[.L24])^2 + ([.L16]-[.L24])^2 + ([.L17]-[.L24])^2 + ([.L18]-[.L24])^2 + ([.L19]-[.L24])^2 + ([.L20]-[.L24])^2 + ([.L21]-[.L24])^2 + ([.L22]-[.L24])^2 + ([.L23]-[.L24])^2)/20)^(1/2)" office:value-type="float" office:value="0.196517651878909" calcext:value-type="float">
            <text:p>0,196517651878909</text:p>
          </table:table-cell>
          <table:table-cell table:number-columns-repeated="3"/>
          <table:table-cell table:formula="of:=0.000567*1000" office:value-type="float" office:value="0.567" calcext:value-type="float">
            <text:p>0,567</text:p>
          </table:table-cell>
          <table:table-cell table:formula="of:=0.003487*1000" office:value-type="float" office:value="3.487" calcext:value-type="float">
            <text:p>3,487</text:p>
          </table:table-cell>
          <table:table-cell table:formula="of:=[.Q25]-[.P25]" office:value-type="float" office:value="2.92" calcext:value-type="float">
            <text:p>2,92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Desvio padrão</text:p>
          </table:table-cell>
          <table:table-cell table:formula="of:= ((([.G5]-[.G25])^2 + ([.G6]-[.G25])^2 + ([.G7]-[.G25])^2 + ([.G8]-[.G25])^2 + ([.G9]-[.G25])^2 + ([.G10]-[.G25])^2 + ([.G11]-[.G25])^2 + ([.G12]-[.G25])^2 + ([.G13]-[.G25])^2 + ([.G14]-[.G25])^2 + ([.G15]-[.G25])^2 + ([.G16]-[.G25])^2 + ([.G17]-[.G25])^2 + ([.G18]-[.G25])^2 + ([.G19]-[.G25])^2 + ([.G20]-[.G25])^2 + ([.G21]-[.G25])^2 + ([.G22]-[.G25])^2 + ([.G23]-[.G25])^2 + ([.G24]-[.G25])^2)/20)^(1/2)" office:value-type="float" office:value="0.358413866919236" calcext:value-type="float">
            <text:p>0,358413866919236</text:p>
          </table:table-cell>
          <table:table-cell table:number-columns-repeated="2"/>
          <table:table-cell table:style-name="Default"/>
          <table:table-cell office:value-type="string" calcext:value-type="string">
            <text:p>Erro padrão</text:p>
          </table:table-cell>
          <table:table-cell table:formula="of:=([.L25]/((20)^(1/2)))" office:value-type="float" office:value="0.0439426828379879" calcext:value-type="float">
            <text:p>0,043942682837988</text:p>
          </table:table-cell>
          <table:table-cell table:number-columns-repeated="3"/>
          <table:table-cell table:formula="of:=0.00102*1000" office:value-type="float" office:value="1.02" calcext:value-type="float">
            <text:p>1,02</text:p>
          </table:table-cell>
          <table:table-cell table:formula="of:=0.003711*1000" office:value-type="float" office:value="3.711" calcext:value-type="float">
            <text:p>3,711</text:p>
          </table:table-cell>
          <table:table-cell table:formula="of:=[.Q26]-[.P26]" office:value-type="float" office:value="2.691" calcext:value-type="float">
            <text:p>2,691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Erro padrão</text:p>
          </table:table-cell>
          <table:table-cell table:formula="of:=[.G26]/((20)^(1/2))" office:value-type="float" office:value="0.0801437770509974" calcext:value-type="float">
            <text:p>0,080143777050997</text:p>
          </table:table-cell>
          <table:table-cell table:number-columns-repeated="2"/>
          <table:table-cell table:style-name="Default"/>
          <table:table-cell office:value-type="string" calcext:value-type="string">
            <text:p>Margem de erro</text:p>
          </table:table-cell>
          <table:table-cell table:formula="of:=[.L26]*1.96" office:value-type="float" office:value="0.0861276583624564" calcext:value-type="float">
            <text:p>0,086127658362456</text:p>
          </table:table-cell>
          <table:table-cell table:number-columns-repeated="3"/>
          <table:table-cell table:formula="of:=0.000615*1000" office:value-type="float" office:value="0.615" calcext:value-type="float">
            <text:p>0,615</text:p>
          </table:table-cell>
          <table:table-cell table:formula="of:=0.00355*1000" office:value-type="float" office:value="3.55" calcext:value-type="float">
            <text:p>3,55</text:p>
          </table:table-cell>
          <table:table-cell table:formula="of:=[.Q27]-[.P27]" office:value-type="float" office:value="2.935" calcext:value-type="float">
            <text:p>2,935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Margem de erro</text:p>
          </table:table-cell>
          <table:table-cell table:formula="of:=[.G27]*1.96" office:value-type="float" office:value="0.157081803019955" calcext:value-type="float">
            <text:p>0,157081803019955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formula="of:=0.000578*1000" office:value-type="float" office:value="0.578" calcext:value-type="float">
            <text:p>0,578</text:p>
          </table:table-cell>
          <table:table-cell table:formula="of:=0.003327*1000" office:value-type="float" office:value="3.327" calcext:value-type="float">
            <text:p>3,327</text:p>
          </table:table-cell>
          <table:table-cell table:formula="of:=[.Q28]-[.P28]" office:value-type="float" office:value="2.749" calcext:value-type="float">
            <text:p>2,749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office:value-type="string" calcext:value-type="string">
            <text:p>Média</text:p>
          </table:table-cell>
          <table:table-cell table:formula="of:=SUM([.R9:.R28])/20" office:value-type="float" office:value="2.96375" calcext:value-type="float">
            <text:p>2,96375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office:value-type="string" calcext:value-type="string">
            <text:p>Desvio padrão</text:p>
          </table:table-cell>
          <table:table-cell table:formula="of:= ((([.R9]-[.R29])^2 + ([.R10]-[.R29])^2 + ([.R11]-[.R29])^2 + ([.R12]-[.R29])^2 + ([.R13]-[.R29])^2 + ([.R14]-[.R29])^2 + ([.R15]-[.R29])^2 + ([.R16]-[.R29])^2 + ([.R17]-[.R29])^2 + ([.R18]-[.R29])^2 + ([.R19]-[.R29])^2 + ([.R20]-[.R29])^2 + ([.R21]-[.R29])^2 + ([.R22]-[.R29])^2 + ([.R23]-[.R29])^2 + ([.R24]-[.R29])^2 + ([.R25]-[.R29])^2 + ([.R26]-[.R29])^2 + ([.R27]-[.R29])^2 + ([.R28]-[.R29])^2)/20)^(1/2)" office:value-type="float" office:value="0.196517651878909" calcext:value-type="float">
            <text:p>0,196517651878909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office:value-type="string" calcext:value-type="string">
            <text:p>Erro padrão</text:p>
          </table:table-cell>
          <table:table-cell table:formula="of:=([.R30]/((20)^(1/2)))" office:value-type="float" office:value="0.0439426828379879" calcext:value-type="float">
            <text:p>0,043942682837988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Margem de erro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 office:value-type="string" calcext:value-type="string">
            <text:p>Margem de erro</text:p>
          </table:table-cell>
          <table:table-cell table:formula="of:=[.R31]*1.96" office:value-type="float" office:value="0.0861276583624564" calcext:value-type="float">
            <text:p>0,086127658362456</text:p>
          </table:table-cell>
        </table:table-row>
        <table:table-row table:style-name="ro1">
          <table:table-cell table:number-columns-repeated="4"/>
          <table:table-cell table:style-name="Default" table:formula="of:=SUM([.G5:.G24])/20" office:value-type="float" office:value="5.691" calcext:value-type="float">
            <text:p>5,691</text:p>
          </table:table-cell>
          <table:table-cell table:style-name="Default" table:formula="of:=[.G27]*1.96" office:value-type="float" office:value="0.157081803019955" calcext:value-type="float">
            <text:p>0,157081803019955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formula="of:=SUM([.L4:.L23])/20" office:value-type="float" office:value="2.96375" calcext:value-type="float">
            <text:p>2,96375</text:p>
          </table:table-cell>
          <table:table-cell table:style-name="Default" table:formula="of:=[.L26]*1.96" office:value-type="float" office:value="0.0861276583624564" calcext:value-type="float">
            <text:p>0,086127658362456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 style:data-style-name="N2" text:time-value="00:05:33.256927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08:36:50.234041610</meta:creation-date>
    <dc:date>2019-05-09T01:29:50.946205916</dc:date>
    <meta:editing-duration>PT38M33S</meta:editing-duration>
    <meta:editing-cycles>2</meta:editing-cycles>
    <meta:generator>LibreOffice/6.0.7.3$Linux_X86_64 LibreOffice_project/00m0$Build-3</meta:generator>
    <meta:document-statistic meta:table-count="1" meta:cell-count="222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F33:Sheet1.F34" chart:error-lower-range="Sheet1.F33:Sheet1.F34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0.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F33:Sheet1.F34" chart:error-lower-range="Sheet1.F33:Sheet1.F34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F33:Sheet1.F34" chart:error-lower-range="Sheet1.F33:Sheet1.F34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  <style:graphic-properties draw:fill-color="#680059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04cm" svg:y="0.316cm" chart:style-name="ch2">
          <text:p>Média dos tempos</text:p>
        </chart:title>
        <chart:plot-area chart:style-name="ch3" table:cell-range-address="Sheet1.E32:Sheet1.E34" chart:data-source-has-labels="row" svg:x="1.331cm" svg:y="1.275cm" svg:width="14.349cm" svg:height="6.564cm">
          <chartooo:coordinate-region svg:x="2.058cm" svg:y="1.474cm" svg:width="13.622cm" svg:height="5.718cm"/>
          <chart:axis chart:dimension="x" chart:name="primary-x" chart:style-name="ch4">
            <chart:title svg:x="7.76cm" svg:y="8.019cm" chart:style-name="ch5">
              <text:p>Protocolo</text:p>
            </chart:title>
          </chart:axis>
          <chart:axis chart:dimension="y" chart:name="primary-y" chart:style-name="ch6">
            <chart:title svg:x="0.451cm" svg:y="5.011cm" chart:style-name="ch7">
              <text:p>t (ms)</text:p>
            </chart:title>
            <chart:grid chart:style-name="ch8" chart:class="major"/>
          </chart:axis>
          <chart:series chart:style-name="ch9" chart:values-cell-range-address="Sheet1.E33:Sheet1.E34" chart:label-cell-address="Sheet1.E32:Sheet1.E32" chart:class="chart:bar">
            <chart:error-indicator chart:style-name="ch10" chart:dimension="y"/>
            <chart:data-point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</text:p>
                <draw:g>
                  <svg:desc>Sheet1.E32:Sheet1.E32</svg:desc>
                </draw:g>
              </table:table-cell>
              <table:table-cell office:value-type="string">
                <text:p>Coluna F</text:p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691">
                <text:p>5.691</text:p>
                <draw:g>
                  <svg:desc>Sheet1.E33:Sheet1.E34</svg:desc>
                </draw:g>
              </table:table-cell>
              <table:table-cell office:value-type="float" office:value="0.157081803019955">
                <text:p>0.157081803019955</text:p>
                <draw:g>
                  <svg:desc>Sheet1.F33:Sheet1.F34</svg:desc>
                </draw:g>
              </table:table-cell>
              <table:table-cell office:value-type="float" office:value="0.157081803019955">
                <text:p>0.157081803019955</text:p>
                <draw:g>
                  <svg:desc>Sheet1.F33:Sheet1.F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6375">
                <text:p>2.96375</text:p>
              </table:table-cell>
              <table:table-cell office:value-type="float" office:value="0.0861276583624564">
                <text:p>0.0861276583624564</text:p>
              </table:table-cell>
              <table:table-cell office:value-type="float" office:value="0.0861276583624564">
                <text:p>0.08612765836245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